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Deep One-Class Classification via Interpolated Gaussian Descriptor" introduce un nuovo modello per la classificazione one-class, noto come IGD (Interpolated Gaussian Descriptor), mirato al miglioramento della rilevazione di anomalie tramite l'uso di descrizioni gaussiane interpolate addestrate in maniera avversaria. Questo approccio si distingue per la sua capacità di imparare una descrizione compatta e rappresentativa delle normalità, evitando il problema dell'overfitting, specialmente in presenza di set di dati di piccole dimensioni o contaminati da campioni anomali.</text:p>
      <text:p text:style-name="Text_20_body"><text:span text:style-name="Strong_20_Emphasis">Caratteristiche fondamentali:</text:span></text:p>
      <text:list text:style-name="L2">
        <text:list-item>
          <text:p text:style-name="P4"><text:span text:style-name="Strong_20_Emphasis">Struttura del modello predittivo:</text:span> Utilizza un classificatore di anomalie gaussiano ad una classe, addestrato con campioni di training interpolati in modo avversario.</text:p>
        </text:list-item>
        <text:list-item>
          <text:p text:style-name="P4"><text:span text:style-name="Strong_20_Emphasis">Tecnica di apprendimento:</text:span> L'apprendimento si basa sull'interpolazione avversaria dei campioni, per ottenere una descrizione gaussiana liscia e rappresentativa delle normalità.</text:p>
        </text:list-item>
        <text:list-item>
          <text:p text:style-name="P4"><text:span text:style-name="Strong_20_Emphasis">Vantaggi rispetto ad altri approcci:</text:span> IGD è particolarmente robusto contro l'overfitting su set di dati ridotti o contaminati, superando i modelli state-of-the-art nell'accuratezza di rilevazione delle anomalie.</text:p>
        </text:list-item>
        <text:list-item>
          <text:p text:style-name="P4"><text:span text:style-name="Strong_20_Emphasis">Etichettatura del dataset per l'addestramento:</text:span> Non richiede l'etichettatura di campioni anomali durante l'addestramento, operando in un contesto non supervisionato.</text:p>
        </text:list-item>
        <text:list-item>
          <text:p text:style-name="P4"><text:span text:style-name="Strong_20_Emphasis">Risultati:</text:span> IGD ha dimostrato un'eccellente accuratezza nella rilevazione di anomalie attraverso esperimenti su diversi benchmark popolari, inclusi MNIST, Fashion MNIST, CIFAR10, MVTec AD e due set di dati medici, raggiungendo prestazioni superiori rispetto ai modelli precedenti.</text:p>
        </text:list-item>
        <text:list-item>
          <text:p text:style-name="P3"><text:span text:style-name="Strong_20_Emphasis">Dataset di addestramento/test:</text:span> È stato valutato su un'ampia varietà di dataset, dimostrando la sua efficacia e versatilità.</text:p>
        </text:list-item>
      </text:list>
      <text:p text:style-name="Text_20_body">Le informazioni riguardanti specifici dettagli sperimentali come la dimensione esatta del dataset utilizzato per l'addestramento o test non sono state fornite esplicitamente nell'estratto dell'articolo.</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8:59:36.985000000</dc:date>
    <meta:editing-duration>PT1M46S</meta:editing-duration>
    <meta:editing-cycles>3</meta:editing-cycles>
    <meta:generator>LibreOffice/7.6.1.2$Windows_X86_64 LibreOffice_project/f5defcebd022c5bc36bbb79be232cb6926d8f674</meta:generator>
    <meta:document-statistic meta:table-count="0" meta:image-count="0" meta:object-count="0" meta:page-count="1" meta:paragraph-count="9" meta:word-count="248" meta:character-count="1940" meta:non-whitespace-character-count="1707"/>
  </office:meta>
</office:document-meta>
</file>